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928in"/>
    </style:style>
    <style:style style:name="co3" style:family="table-column">
      <style:table-column-properties fo:break-before="auto" style:column-width="0.8764in"/>
    </style:style>
    <style:style style:name="co4" style:family="table-column">
      <style:table-column-properties fo:break-before="auto" style:column-width="0.948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409in"/>
    </style:style>
    <style:style style:name="co7" style:family="table-column">
      <style:table-column-properties fo:break-before="auto" style:column-width="2.3898in"/>
    </style:style>
    <style:style style:name="co8" style:family="table-column">
      <style:table-column-properties fo:break-before="auto" style:column-width="0.7626in"/>
    </style:style>
    <style:style style:name="co9" style:family="table-column">
      <style:table-column-properties fo:break-before="auto" style:column-width="0.628in"/>
    </style:style>
    <style:style style:name="co10" style:family="table-column">
      <style:table-column-properties fo:break-before="auto" style:column-width="0.8453in"/>
    </style:style>
    <style:style style:name="co11" style:family="table-column">
      <style:table-column-properties fo:break-before="auto" style:column-width="1.1665in"/>
    </style:style>
    <style:style style:name="co12" style:family="table-column">
      <style:table-column-properties fo:break-before="auto" style:column-width="0.7827in"/>
    </style:style>
    <style:style style:name="co13" style:family="table-column">
      <style:table-column-properties fo:break-before="auto" style:column-width="1.052in"/>
    </style:style>
    <style:style style:name="co14" style:family="table-column">
      <style:table-column-properties fo:break-before="auto" style:column-width="2.5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Default">
      <style:table-cell-properties fo:border="0.99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Corner">
      <style:table-cell-properties fo:border-bottom="0.99pt solid #000000" fo:border-left="2.01pt solid #000000" fo:border-right="none" fo:border-top="2.01pt solid #000000"/>
    </style:style>
    <style:style style:name="ce36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37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sleih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Mitarbeiter-ID</text:p>
          </table:table-cell>
          <table:table-cell office:value-type="string" calcext:value-type="string">
            <text:p>Ausgabe am</text:p>
          </table:table-cell>
          <table:table-cell office:value-type="string" calcext:value-type="string">
            <text:p>Rückgabe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9.05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0.09.2025</text:p>
          </table:table-cell>
          <table:table-cell office:value-type="string" calcext:value-type="string">
            <text:p>05.10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7.03.2025</text:p>
          </table:table-cell>
          <table:table-cell office:value-type="string" calcext:value-type="string">
            <text:p>30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8.07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10.06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7.04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2.07.2025</text:p>
          </table:table-cell>
          <table:table-cell office:value-type="string" calcext:value-type="string">
            <text:p>15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9.06.2025</text:p>
          </table:table-cell>
          <table:table-cell office:value-type="string" calcext:value-type="string">
            <text:p>29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9.08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7.05.2024</text:p>
          </table:table-cell>
          <table:table-cell office:value-type="string" calcext:value-type="string">
            <text:p>27.06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24.03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1.09.2025</text:p>
          </table:table-cell>
          <table:table-cell office:value-type="string" calcext:value-type="string">
            <text:p>04.10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23.08.2025</text:p>
          </table:table-cell>
          <table:table-cell office:value-type="string" calcext:value-type="string">
            <text:p>22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6.03.2024</text:p>
          </table:table-cell>
          <table:table-cell office:value-type="string" calcext:value-type="string">
            <text:p>17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3.11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5.08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30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3.10.2024</text:p>
          </table:table-cell>
          <table:table-cell office:value-type="string" calcext:value-type="string">
            <text:p>27.11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5.05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9.01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1.04.2024</text:p>
          </table:table-cell>
          <table:table-cell office:value-type="string" calcext:value-type="string">
            <text:p>01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4.12.2024</text:p>
          </table:table-cell>
          <table:table-cell office:value-type="string" calcext:value-type="string">
            <text:p>16.03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15.05.2025</text:p>
          </table:table-cell>
          <table:table-cell office:value-type="string" calcext:value-type="string">
            <text:p>05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9.09.2024</text:p>
          </table:table-cell>
          <table:table-cell office:value-type="string" calcext:value-type="string">
            <text:p>16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.07.2024</text:p>
          </table:table-cell>
          <table:table-cell office:value-type="string" calcext:value-type="string">
            <text:p>06.01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8.01.2024</text:p>
          </table:table-cell>
          <table:table-cell office:value-type="string" calcext:value-type="string">
            <text:p>26.02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0.10.2024</text:p>
          </table:table-cell>
          <table:table-cell office:value-type="string" calcext:value-type="string">
            <text:p>04.12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2.05.2025</text:p>
          </table:table-cell>
          <table:table-cell office:value-type="string" calcext:value-type="string">
            <text:p>31.05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6.01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8.02.2024</text:p>
          </table:table-cell>
          <table:table-cell office:value-type="string" calcext:value-type="string">
            <text:p>09.06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4.02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9.06.2025</text:p>
          </table:table-cell>
          <table:table-cell office:value-type="string" calcext:value-type="string">
            <text:p>08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2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18.01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1.12.2023</text:p>
          </table:table-cell>
          <table:table-cell office:value-type="string" calcext:value-type="string">
            <text:p>24.09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4.08.2024</text:p>
          </table:table-cell>
          <table:table-cell office:value-type="string" calcext:value-type="string">
            <text:p>02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26.11.2024</text:p>
          </table:table-cell>
          <table:table-cell office:value-type="string" calcext:value-type="string">
            <text:p>03.03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5.12.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office:value-type="string" calcext:value-type="string">
            <text:p>12.08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4.03.2025</text:p>
          </table:table-cell>
          <table:table-cell office:value-type="string" calcext:value-type="string">
            <text:p>07.05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5.03.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25.09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18.05.2025</text:p>
          </table:table-cell>
          <table:table-cell office:value-type="string" calcext:value-type="string">
            <text:p>08.07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02.10.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3.07.2024</text:p>
          </table:table-cell>
          <table:table-cell table:number-columns-repeated="3"/>
        </table:table-row>
      </table:table>
      <table:table table:name="Mitarbeiter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itarbeiter-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teilung</text:p>
          </table:table-cell>
          <table:table-cell office:value-type="string" calcext:value-type="string">
            <text:p>Standor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eksandr Weinhag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Eleni Hauff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aul Dobes-Stiffel</text:p>
          </table:table-cell>
          <table:table-cell office:value-type="string" calcext:value-type="string">
            <text:p>Produktion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Klemens Löffler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lexandre Davids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Eric Patberg B.Sc.</text:p>
          </table:table-cell>
          <table:table-cell office:value-type="string" calcext:value-type="string">
            <text:p>Vertrieb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Orhan Siering MBA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ipl.-Ing. Klaus-Werner Holsten B.Sc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Univ.Prof. Heimo Karg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arolin Hand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Auguste David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Ariane Klemt-Kaul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ünchen</text:p>
          </table:table-cell>
        </table:table-row>
      </table:table>
      <table:table table:name="Geraet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Gerätetyp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Kaufdatum</text:p>
          </table:table-cell>
          <table:table-cell office:value-type="string" calcext:value-type="string">
            <text:p>Netto-Kaufpreis</text:p>
          </table:table-cell>
          <table:table-cell office:value-type="string" calcext:value-type="string">
            <text:p>Standort</text:p>
          </table:table-cell>
        </table:table-row>
        <table:table-row table:style-name="ro1">
          <table:table-cell office:value-type="string" calcext:value-type="string">
            <text:p>G0001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11.01.2023</text:p>
          </table:table-cell>
          <table:table-cell office:value-type="float" office:value="1342.83" calcext:value-type="float">
            <text:p>1342.83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Surface Go</text:p>
          </table:table-cell>
          <table:table-cell office:value-type="string" calcext:value-type="string">
            <text:p>23.02.2021</text:p>
          </table:table-cell>
          <table:table-cell office:value-type="float" office:value="1076.18" calcext:value-type="float">
            <text:p>1076.18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08.09.2024</text:p>
          </table:table-cell>
          <table:table-cell office:value-type="float" office:value="1931.54" calcext:value-type="float">
            <text:p>1931.5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05.05.2025</text:p>
          </table:table-cell>
          <table:table-cell office:value-type="float" office:value="1007.88" calcext:value-type="float">
            <text:p>1007.88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03.11.2021</text:p>
          </table:table-cell>
          <table:table-cell office:value-type="float" office:value="823.23" calcext:value-type="float">
            <text:p>823.23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01.01.2024</text:p>
          </table:table-cell>
          <table:table-cell office:value-type="float" office:value="1257.96" calcext:value-type="float">
            <text:p>1257.9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13.06.2021</text:p>
          </table:table-cell>
          <table:table-cell office:value-type="float" office:value="869.09" calcext:value-type="float">
            <text:p>869.09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23.06.2025</text:p>
          </table:table-cell>
          <table:table-cell office:value-type="float" office:value="1323.76" calcext:value-type="float">
            <text:p>1323.76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10.04.2023</text:p>
          </table:table-cell>
          <table:table-cell office:value-type="float" office:value="1458.02" calcext:value-type="float">
            <text:p>1458.0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0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09.11.2023</text:p>
          </table:table-cell>
          <table:table-cell office:value-type="float" office:value="1786.37" calcext:value-type="float">
            <text:p>1786.37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1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Brother HL</text:p>
          </table:table-cell>
          <table:table-cell office:value-type="string" calcext:value-type="string">
            <text:p>09.09.2025</text:p>
          </table:table-cell>
          <table:table-cell office:value-type="float" office:value="1417.1" calcext:value-type="float">
            <text:p>1417.1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01.06.2022</text:p>
          </table:table-cell>
          <table:table-cell office:value-type="float" office:value="968.43" calcext:value-type="float">
            <text:p>968.43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16.05.2021</text:p>
          </table:table-cell>
          <table:table-cell office:value-type="float" office:value="1898.65" calcext:value-type="float">
            <text:p>1898.65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03.03.2021</text:p>
          </table:table-cell>
          <table:table-cell office:value-type="float" office:value="1415.97" calcext:value-type="float">
            <text:p>1415.9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iPhone 13</text:p>
          </table:table-cell>
          <table:table-cell office:value-type="string" calcext:value-type="string">
            <text:p>20.09.2022</text:p>
          </table:table-cell>
          <table:table-cell office:value-type="float" office:value="661.44" calcext:value-type="float">
            <text:p>661.4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30.03.2023</text:p>
          </table:table-cell>
          <table:table-cell office:value-type="float" office:value="1501.06" calcext:value-type="float">
            <text:p>1501.0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7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16.06.2021</text:p>
          </table:table-cell>
          <table:table-cell office:value-type="float" office:value="1748.56" calcext:value-type="float">
            <text:p>1748.5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8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05.10.2022</text:p>
          </table:table-cell>
          <table:table-cell office:value-type="float" office:value="1688.07" calcext:value-type="float">
            <text:p>1688.07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9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HP LaserJet</text:p>
          </table:table-cell>
          <table:table-cell office:value-type="string" calcext:value-type="string">
            <text:p>21.08.2021</text:p>
          </table:table-cell>
          <table:table-cell office:value-type="float" office:value="737.57" calcext:value-type="float">
            <text:p>737.5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0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06.01.2024</text:p>
          </table:table-cell>
          <table:table-cell office:value-type="float" office:value="740.2" calcext:value-type="float">
            <text:p>740.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amsung Curved</text:p>
          </table:table-cell>
          <table:table-cell office:value-type="string" calcext:value-type="string">
            <text:p>22.02.2023</text:p>
          </table:table-cell>
          <table:table-cell office:value-type="float" office:value="1134.16" calcext:value-type="float">
            <text:p>1134.1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20.08.2024</text:p>
          </table:table-cell>
          <table:table-cell office:value-type="float" office:value="1591.98" calcext:value-type="float">
            <text:p>1591.98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3</text:p>
          </table:table-cell>
          <table:table-cell office:value-type="string" calcext:value-type="string">
            <text:p>Drucker</text:p>
          </table:table-cell>
          <table:table-cell office:value-type="string" calcext:value-type="string">
            <text:p>Canon Pixma</text:p>
          </table:table-cell>
          <table:table-cell office:value-type="string" calcext:value-type="string">
            <text:p>19.11.2023</text:p>
          </table:table-cell>
          <table:table-cell office:value-type="float" office:value="1335.34" calcext:value-type="float">
            <text:p>1335.34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ell UltraSharp</text:p>
          </table:table-cell>
          <table:table-cell office:value-type="string" calcext:value-type="string">
            <text:p>01.03.2022</text:p>
          </table:table-cell>
          <table:table-cell office:value-type="float" office:value="750.91" calcext:value-type="float">
            <text:p>750.91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5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06.12.2023</text:p>
          </table:table-cell>
          <table:table-cell office:value-type="float" office:value="545.46" calcext:value-type="float">
            <text:p>545.46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ll XPS</text:p>
          </table:table-cell>
          <table:table-cell office:value-type="string" calcext:value-type="string">
            <text:p>20.10.2023</text:p>
          </table:table-cell>
          <table:table-cell office:value-type="float" office:value="1403.91" calcext:value-type="float">
            <text:p>1403.91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amsung Curved</text:p>
          </table:table-cell>
          <table:table-cell office:value-type="string" calcext:value-type="string">
            <text:p>24.07.2022</text:p>
          </table:table-cell>
          <table:table-cell office:value-type="float" office:value="501.64" calcext:value-type="float">
            <text:p>501.64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19.01.2023</text:p>
          </table:table-cell>
          <table:table-cell office:value-type="float" office:value="1246.58" calcext:value-type="float">
            <text:p>1246.58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21.05.2021</text:p>
          </table:table-cell>
          <table:table-cell office:value-type="float" office:value="1553.15" calcext:value-type="float">
            <text:p>1553.15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Epson EB</text:p>
          </table:table-cell>
          <table:table-cell office:value-type="string" calcext:value-type="string">
            <text:p>27.03.2022</text:p>
          </table:table-cell>
          <table:table-cell office:value-type="float" office:value="1629.76" calcext:value-type="float">
            <text:p>1629.7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P EliteBook</text:p>
          </table:table-cell>
          <table:table-cell office:value-type="string" calcext:value-type="string">
            <text:p>28.04.2025</text:p>
          </table:table-cell>
          <table:table-cell office:value-type="float" office:value="1095.62" calcext:value-type="float">
            <text:p>1095.62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enovo ThinkPad</text:p>
          </table:table-cell>
          <table:table-cell office:value-type="string" calcext:value-type="string">
            <text:p>11.11.2022</text:p>
          </table:table-cell>
          <table:table-cell office:value-type="float" office:value="1801.36" calcext:value-type="float">
            <text:p>1801.3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BenQ MW550</text:p>
          </table:table-cell>
          <table:table-cell office:value-type="string" calcext:value-type="string">
            <text:p>03.03.2022</text:p>
          </table:table-cell>
          <table:table-cell office:value-type="float" office:value="1212.29" calcext:value-type="float">
            <text:p>1212.29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4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Samsung S21</text:p>
          </table:table-cell>
          <table:table-cell office:value-type="string" calcext:value-type="string">
            <text:p>17.09.2024</text:p>
          </table:table-cell>
          <table:table-cell office:value-type="float" office:value="1746.67" calcext:value-type="float">
            <text:p>1746.67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string" calcext:value-type="string">
            <text:p>Beamer</text:p>
          </table:table-cell>
          <table:table-cell office:value-type="string" calcext:value-type="string">
            <text:p>BenQ MW550</text:p>
          </table:table-cell>
          <table:table-cell office:value-type="string" calcext:value-type="string">
            <text:p>03.01.2024</text:p>
          </table:table-cell>
          <table:table-cell office:value-type="float" office:value="644.54" calcext:value-type="float">
            <text:p>644.54</text:p>
          </table:table-cell>
          <table:table-cell office:value-type="string" calcext:value-type="string">
            <text:p>Berlin</text:p>
          </table:table-cell>
        </table:table-row>
      </table:table>
      <table:table table:name="Gesamt" table:style-name="ta1">
        <table:table-column table:style-name="co5" table:number-columns-repeated="5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Gerätenummer</text:p>
          </table:table-cell>
          <table:table-cell office:value-type="string" calcext:value-type="string">
            <text:p>Mitarbeiter-ID</text:p>
          </table:table-cell>
          <table:table-cell office:value-type="string" calcext:value-type="string">
            <text:p>Ausgabe am</text:p>
          </table:table-cell>
          <table:table-cell office:value-type="string" calcext:value-type="string">
            <text:p>Rückgabe am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Mitarbeiter</text:p>
          </table:table-cell>
          <table:table-cell office:value-type="string" calcext:value-type="string">
            <text:p>Gerätewert</text:p>
          </table:table-cell>
          <table:table-cell office:value-type="string" calcext:value-type="string">
            <text:p>Standort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9.05.2024</text:p>
          </table:table-cell>
          <table:table-cell/>
          <table:table-cell table:formula="of:=VLOOKUP([.A2]; [Geraete.$A$2:.$C$100]; 2; 0)" office:value-type="string" office:string-value="Beamer" calcext:value-type="string">
            <text:p>Beamer</text:p>
          </table:table-cell>
          <table:table-cell table:formula="of:=VLOOKUP([.B2]; [Mitarbeiter.$A$2:.$C$100]; 2; 0)" office:value-type="string" office:string-value="Univ.Prof. Heimo Karge" calcext:value-type="string">
            <text:p>Univ.Prof. Heimo Karge</text:p>
          </table:table-cell>
          <table:table-cell table:formula="of:=VLOOKUP([.A2]; [Geraete.$A$2:.$F$100]; 5; 0)" office:value-type="float" office:value="644.54" calcext:value-type="float">
            <text:p>644.54</text:p>
          </table:table-cell>
          <table:table-cell table:formula="of:=VLOOKUP([.A2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0.09.2025</text:p>
          </table:table-cell>
          <table:table-cell office:value-type="string" calcext:value-type="string">
            <text:p>05.10.2025</text:p>
          </table:table-cell>
          <table:table-cell table:formula="of:=VLOOKUP([.A3]; [Geraete.$A$2:.$C$100]; 2; 0)" office:value-type="string" office:string-value="Monitor" calcext:value-type="string">
            <text:p>Monitor</text:p>
          </table:table-cell>
          <table:table-cell table:formula="of:=VLOOKUP([.B3]; [Mitarbeiter.$A$2:.$C$100]; 2; 0)" office:value-type="string" office:string-value="Dipl.-Ing. Klaus-Werner Holsten B.Sc." calcext:value-type="string">
            <text:p>Dipl.-Ing. Klaus-Werner Holsten B.Sc.</text:p>
          </table:table-cell>
          <table:table-cell table:formula="of:=VLOOKUP([.A3]; [Geraete.$A$2:.$F$100]; 5; 0)" office:value-type="float" office:value="1134.16" calcext:value-type="float">
            <text:p>1134.16</text:p>
          </table:table-cell>
          <table:table-cell table:formula="of:=VLOOKUP([.A3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7.03.2025</text:p>
          </table:table-cell>
          <table:table-cell office:value-type="string" calcext:value-type="string">
            <text:p>30.07.2025</text:p>
          </table:table-cell>
          <table:table-cell table:formula="of:=VLOOKUP([.A4]; [Geraete.$A$2:.$C$100]; 2; 0)" office:value-type="string" office:string-value="Monitor" calcext:value-type="string">
            <text:p>Monitor</text:p>
          </table:table-cell>
          <table:table-cell table:formula="of:=VLOOKUP([.B4]; [Mitarbeiter.$A$2:.$C$100]; 2; 0)" office:value-type="string" office:string-value="Alexandre Davids" calcext:value-type="string">
            <text:p>Alexandre Davids</text:p>
          </table:table-cell>
          <table:table-cell table:formula="of:=VLOOKUP([.A4]; [Geraete.$A$2:.$F$100]; 5; 0)" office:value-type="float" office:value="750.91" calcext:value-type="float">
            <text:p>750.91</text:p>
          </table:table-cell>
          <table:table-cell table:formula="of:=VLOOKUP([.A4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8.07.2025</text:p>
          </table:table-cell>
          <table:table-cell/>
          <table:table-cell table:formula="of:=VLOOKUP([.A5]; [Geraete.$A$2:.$C$100]; 2; 0)" office:value-type="string" office:string-value="Drucker" calcext:value-type="string">
            <text:p>Drucker</text:p>
          </table:table-cell>
          <table:table-cell table:formula="of:=VLOOKUP([.B5]; [Mitarbeiter.$A$2:.$C$100]; 2; 0)" office:value-type="string" office:string-value="Carolin Hande" calcext:value-type="string">
            <text:p>Carolin Hande</text:p>
          </table:table-cell>
          <table:table-cell table:formula="of:=VLOOKUP([.A5]; [Geraete.$A$2:.$F$100]; 5; 0)" office:value-type="float" office:value="1501.06" calcext:value-type="float">
            <text:p>1501.06</text:p>
          </table:table-cell>
          <table:table-cell table:formula="of:=VLOOKUP([.A5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10.06.2025</text:p>
          </table:table-cell>
          <table:table-cell table:formula="of:=VLOOKUP([.A6]; [Geraete.$A$2:.$C$100]; 2; 0)" office:value-type="string" office:string-value="Smartphone" calcext:value-type="string">
            <text:p>Smartphone</text:p>
          </table:table-cell>
          <table:table-cell table:formula="of:=VLOOKUP([.B6]; [Mitarbeiter.$A$2:.$C$100]; 2; 0)" office:value-type="string" office:string-value="Ariane Klemt-Kaul" calcext:value-type="string">
            <text:p>Ariane Klemt-Kaul</text:p>
          </table:table-cell>
          <table:table-cell table:formula="of:=VLOOKUP([.A6]; [Geraete.$A$2:.$F$100]; 5; 0)" office:value-type="float" office:value="1257.96" calcext:value-type="float">
            <text:p>1257.96</text:p>
          </table:table-cell>
          <table:table-cell table:formula="of:=VLOOKUP([.A6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7.04.2024</text:p>
          </table:table-cell>
          <table:table-cell/>
          <table:table-cell table:formula="of:=VLOOKUP([.A7]; [Geraete.$A$2:.$C$100]; 2; 0)" office:value-type="string" office:string-value="Drucker" calcext:value-type="string">
            <text:p>Drucker</text:p>
          </table:table-cell>
          <table:table-cell table:formula="of:=VLOOKUP([.B7]; [Mitarbeiter.$A$2:.$C$100]; 2; 0)" office:value-type="string" office:string-value="Univ.Prof. Heimo Karge" calcext:value-type="string">
            <text:p>Univ.Prof. Heimo Karge</text:p>
          </table:table-cell>
          <table:table-cell table:formula="of:=VLOOKUP([.A7]; [Geraete.$A$2:.$F$100]; 5; 0)" office:value-type="float" office:value="823.23" calcext:value-type="float">
            <text:p>823.23</text:p>
          </table:table-cell>
          <table:table-cell table:formula="of:=VLOOKUP([.A7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2.07.2025</text:p>
          </table:table-cell>
          <table:table-cell office:value-type="string" calcext:value-type="string">
            <text:p>15.07.2025</text:p>
          </table:table-cell>
          <table:table-cell table:formula="of:=VLOOKUP([.A8]; [Geraete.$A$2:.$C$100]; 2; 0)" office:value-type="string" office:string-value="Laptop" calcext:value-type="string">
            <text:p>Laptop</text:p>
          </table:table-cell>
          <table:table-cell table:formula="of:=VLOOKUP([.B8]; [Mitarbeiter.$A$2:.$C$100]; 2; 0)" office:value-type="string" office:string-value="Auguste Davids" calcext:value-type="string">
            <text:p>Auguste Davids</text:p>
          </table:table-cell>
          <table:table-cell table:formula="of:=VLOOKUP([.A8]; [Geraete.$A$2:.$F$100]; 5; 0)" office:value-type="float" office:value="1458.02" calcext:value-type="float">
            <text:p>1458.02</text:p>
          </table:table-cell>
          <table:table-cell table:formula="of:=VLOOKUP([.A8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29.06.2025</text:p>
          </table:table-cell>
          <table:table-cell office:value-type="string" calcext:value-type="string">
            <text:p>29.08.2025</text:p>
          </table:table-cell>
          <table:table-cell table:formula="of:=VLOOKUP([.A9]; [Geraete.$A$2:.$C$100]; 2; 0)" office:value-type="string" office:string-value="Drucker" calcext:value-type="string">
            <text:p>Drucker</text:p>
          </table:table-cell>
          <table:table-cell table:formula="of:=VLOOKUP([.B9]; [Mitarbeiter.$A$2:.$C$100]; 2; 0)" office:value-type="string" office:string-value="Alexandre Davids" calcext:value-type="string">
            <text:p>Alexandre Davids</text:p>
          </table:table-cell>
          <table:table-cell table:formula="of:=VLOOKUP([.A9]; [Geraete.$A$2:.$F$100]; 5; 0)" office:value-type="float" office:value="1417.1" calcext:value-type="float">
            <text:p>1417.1</text:p>
          </table:table-cell>
          <table:table-cell table:formula="of:=VLOOKUP([.A9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9.08.2024</text:p>
          </table:table-cell>
          <table:table-cell/>
          <table:table-cell table:formula="of:=VLOOKUP([.A10]; [Geraete.$A$2:.$C$100]; 2; 0)" office:value-type="string" office:string-value="Beamer" calcext:value-type="string">
            <text:p>Beamer</text:p>
          </table:table-cell>
          <table:table-cell table:formula="of:=VLOOKUP([.B10]; [Mitarbeiter.$A$2:.$C$100]; 2; 0)" office:value-type="string" office:string-value="Klemens Löffler" calcext:value-type="string">
            <text:p>Klemens Löffler</text:p>
          </table:table-cell>
          <table:table-cell table:formula="of:=VLOOKUP([.A10]; [Geraete.$A$2:.$F$100]; 5; 0)" office:value-type="float" office:value="1246.58" calcext:value-type="float">
            <text:p>1246.58</text:p>
          </table:table-cell>
          <table:table-cell table:formula="of:=VLOOKUP([.A10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7.05.2024</text:p>
          </table:table-cell>
          <table:table-cell office:value-type="string" calcext:value-type="string">
            <text:p>27.06.2024</text:p>
          </table:table-cell>
          <table:table-cell table:formula="of:=VLOOKUP([.A11]; [Geraete.$A$2:.$C$100]; 2; 0)" office:value-type="string" office:string-value="Drucker" calcext:value-type="string">
            <text:p>Drucker</text:p>
          </table:table-cell>
          <table:table-cell table:formula="of:=VLOOKUP([.B11]; [Mitarbeiter.$A$2:.$C$100]; 2; 0)" office:value-type="string" office:string-value="Ariane Klemt-Kaul" calcext:value-type="string">
            <text:p>Ariane Klemt-Kaul</text:p>
          </table:table-cell>
          <table:table-cell table:formula="of:=VLOOKUP([.A11]; [Geraete.$A$2:.$F$100]; 5; 0)" office:value-type="float" office:value="1898.65" calcext:value-type="float">
            <text:p>1898.65</text:p>
          </table:table-cell>
          <table:table-cell table:formula="of:=VLOOKUP([.A11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24.03.2024</text:p>
          </table:table-cell>
          <table:table-cell/>
          <table:table-cell table:formula="of:=VLOOKUP([.A12]; [Geraete.$A$2:.$C$100]; 2; 0)" office:value-type="string" office:string-value="Monitor" calcext:value-type="string">
            <text:p>Monitor</text:p>
          </table:table-cell>
          <table:table-cell table:formula="of:=VLOOKUP([.B12]; [Mitarbeiter.$A$2:.$C$100]; 2; 0)" office:value-type="string" office:string-value="Dipl.-Ing. Klaus-Werner Holsten B.Sc." calcext:value-type="string">
            <text:p>Dipl.-Ing. Klaus-Werner Holsten B.Sc.</text:p>
          </table:table-cell>
          <table:table-cell table:formula="of:=VLOOKUP([.A12]; [Geraete.$A$2:.$F$100]; 5; 0)" office:value-type="float" office:value="750.91" calcext:value-type="float">
            <text:p>750.91</text:p>
          </table:table-cell>
          <table:table-cell table:formula="of:=VLOOKUP([.A12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2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1.09.2025</text:p>
          </table:table-cell>
          <table:table-cell office:value-type="string" calcext:value-type="string">
            <text:p>04.10.2025</text:p>
          </table:table-cell>
          <table:table-cell table:formula="of:=VLOOKUP([.A13]; [Geraete.$A$2:.$C$100]; 2; 0)" office:value-type="string" office:string-value="Laptop" calcext:value-type="string">
            <text:p>Laptop</text:p>
          </table:table-cell>
          <table:table-cell table:formula="of:=VLOOKUP([.B13]; [Mitarbeiter.$A$2:.$C$100]; 2; 0)" office:value-type="string" office:string-value="Eleni Hauffer" calcext:value-type="string">
            <text:p>Eleni Hauffer</text:p>
          </table:table-cell>
          <table:table-cell table:formula="of:=VLOOKUP([.A13]; [Geraete.$A$2:.$F$100]; 5; 0)" office:value-type="float" office:value="1553.15" calcext:value-type="float">
            <text:p>1553.15</text:p>
          </table:table-cell>
          <table:table-cell table:formula="of:=VLOOKUP([.A13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23.08.2025</text:p>
          </table:table-cell>
          <table:table-cell office:value-type="string" calcext:value-type="string">
            <text:p>22.09.2025</text:p>
          </table:table-cell>
          <table:table-cell table:formula="of:=VLOOKUP([.A14]; [Geraete.$A$2:.$C$100]; 2; 0)" office:value-type="string" office:string-value="Drucker" calcext:value-type="string">
            <text:p>Drucker</text:p>
          </table:table-cell>
          <table:table-cell table:formula="of:=VLOOKUP([.B14]; [Mitarbeiter.$A$2:.$C$100]; 2; 0)" office:value-type="string" office:string-value="Eric Patberg B.Sc." calcext:value-type="string">
            <text:p>Eric Patberg B.Sc.</text:p>
          </table:table-cell>
          <table:table-cell table:formula="of:=VLOOKUP([.A14]; [Geraete.$A$2:.$F$100]; 5; 0)" office:value-type="float" office:value="823.23" calcext:value-type="float">
            <text:p>823.23</text:p>
          </table:table-cell>
          <table:table-cell table:formula="of:=VLOOKUP([.A14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6.03.2024</text:p>
          </table:table-cell>
          <table:table-cell office:value-type="string" calcext:value-type="string">
            <text:p>17.08.2025</text:p>
          </table:table-cell>
          <table:table-cell table:formula="of:=VLOOKUP([.A15]; [Geraete.$A$2:.$C$100]; 2; 0)" office:value-type="string" office:string-value="Smartphone" calcext:value-type="string">
            <text:p>Smartphone</text:p>
          </table:table-cell>
          <table:table-cell table:formula="of:=VLOOKUP([.B15]; [Mitarbeiter.$A$2:.$C$100]; 2; 0)" office:value-type="string" office:string-value="Carolin Hande" calcext:value-type="string">
            <text:p>Carolin Hande</text:p>
          </table:table-cell>
          <table:table-cell table:formula="of:=VLOOKUP([.A15]; [Geraete.$A$2:.$F$100]; 5; 0)" office:value-type="float" office:value="661.44" calcext:value-type="float">
            <text:p>661.44</text:p>
          </table:table-cell>
          <table:table-cell table:formula="of:=VLOOKUP([.A15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3.11.2024</text:p>
          </table:table-cell>
          <table:table-cell/>
          <table:table-cell table:formula="of:=VLOOKUP([.A16]; [Geraete.$A$2:.$C$100]; 2; 0)" office:value-type="string" office:string-value="Drucker" calcext:value-type="string">
            <text:p>Drucker</text:p>
          </table:table-cell>
          <table:table-cell table:formula="of:=VLOOKUP([.B16]; [Mitarbeiter.$A$2:.$C$100]; 2; 0)" office:value-type="string" office:string-value="Ariane Klemt-Kaul" calcext:value-type="string">
            <text:p>Ariane Klemt-Kaul</text:p>
          </table:table-cell>
          <table:table-cell table:formula="of:=VLOOKUP([.A16]; [Geraete.$A$2:.$F$100]; 5; 0)" office:value-type="float" office:value="823.23" calcext:value-type="float">
            <text:p>823.23</text:p>
          </table:table-cell>
          <table:table-cell table:formula="of:=VLOOKUP([.A16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5.08.2024</text:p>
          </table:table-cell>
          <table:table-cell/>
          <table:table-cell table:formula="of:=VLOOKUP([.A17]; [Geraete.$A$2:.$C$100]; 2; 0)" office:value-type="string" office:string-value="Smartphone" calcext:value-type="string">
            <text:p>Smartphone</text:p>
          </table:table-cell>
          <table:table-cell table:formula="of:=VLOOKUP([.B17]; [Mitarbeiter.$A$2:.$C$100]; 2; 0)" office:value-type="string" office:string-value="Eleni Hauffer" calcext:value-type="string">
            <text:p>Eleni Hauffer</text:p>
          </table:table-cell>
          <table:table-cell table:formula="of:=VLOOKUP([.A17]; [Geraete.$A$2:.$F$100]; 5; 0)" office:value-type="float" office:value="661.44" calcext:value-type="float">
            <text:p>661.44</text:p>
          </table:table-cell>
          <table:table-cell table:formula="of:=VLOOKUP([.A17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30.09.2025</text:p>
          </table:table-cell>
          <table:table-cell table:formula="of:=VLOOKUP([.A18]; [Geraete.$A$2:.$C$100]; 2; 0)" office:value-type="string" office:string-value="Tablet" calcext:value-type="string">
            <text:p>Tablet</text:p>
          </table:table-cell>
          <table:table-cell table:formula="of:=VLOOKUP([.B18]; [Mitarbeiter.$A$2:.$C$100]; 2; 0)" office:value-type="string" office:string-value="Eleni Hauffer" calcext:value-type="string">
            <text:p>Eleni Hauffer</text:p>
          </table:table-cell>
          <table:table-cell table:formula="of:=VLOOKUP([.A18]; [Geraete.$A$2:.$F$100]; 5; 0)" office:value-type="float" office:value="1591.98" calcext:value-type="float">
            <text:p>1591.98</text:p>
          </table:table-cell>
          <table:table-cell table:formula="of:=VLOOKUP([.A18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3.10.2024</text:p>
          </table:table-cell>
          <table:table-cell office:value-type="string" calcext:value-type="string">
            <text:p>27.11.2024</text:p>
          </table:table-cell>
          <table:table-cell table:formula="of:=VLOOKUP([.A19]; [Geraete.$A$2:.$C$100]; 2; 0)" office:value-type="string" office:string-value="Tablet" calcext:value-type="string">
            <text:p>Tablet</text:p>
          </table:table-cell>
          <table:table-cell table:formula="of:=VLOOKUP([.B19]; [Mitarbeiter.$A$2:.$C$100]; 2; 0)" office:value-type="string" office:string-value="Auguste Davids" calcext:value-type="string">
            <text:p>Auguste Davids</text:p>
          </table:table-cell>
          <table:table-cell table:formula="of:=VLOOKUP([.A19]; [Geraete.$A$2:.$F$100]; 5; 0)" office:value-type="float" office:value="1688.07" calcext:value-type="float">
            <text:p>1688.07</text:p>
          </table:table-cell>
          <table:table-cell table:formula="of:=VLOOKUP([.A19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5.05.2024</text:p>
          </table:table-cell>
          <table:table-cell/>
          <table:table-cell table:formula="of:=VLOOKUP([.A20]; [Geraete.$A$2:.$C$100]; 2; 0)" office:value-type="string" office:string-value="Beamer" calcext:value-type="string">
            <text:p>Beamer</text:p>
          </table:table-cell>
          <table:table-cell table:formula="of:=VLOOKUP([.B20]; [Mitarbeiter.$A$2:.$C$100]; 2; 0)" office:value-type="string" office:string-value="Paul Dobes-Stiffel" calcext:value-type="string">
            <text:p>Paul Dobes-Stiffel</text:p>
          </table:table-cell>
          <table:table-cell table:formula="of:=VLOOKUP([.A20]; [Geraete.$A$2:.$F$100]; 5; 0)" office:value-type="float" office:value="644.54" calcext:value-type="float">
            <text:p>644.54</text:p>
          </table:table-cell>
          <table:table-cell table:formula="of:=VLOOKUP([.A20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9.01.2024</text:p>
          </table:table-cell>
          <table:table-cell/>
          <table:table-cell table:formula="of:=VLOOKUP([.A21]; [Geraete.$A$2:.$C$100]; 2; 0)" office:value-type="string" office:string-value="Laptop" calcext:value-type="string">
            <text:p>Laptop</text:p>
          </table:table-cell>
          <table:table-cell table:formula="of:=VLOOKUP([.B21]; [Mitarbeiter.$A$2:.$C$100]; 2; 0)" office:value-type="string" office:string-value="Klemens Löffler" calcext:value-type="string">
            <text:p>Klemens Löffler</text:p>
          </table:table-cell>
          <table:table-cell table:formula="of:=VLOOKUP([.A21]; [Geraete.$A$2:.$F$100]; 5; 0)" office:value-type="float" office:value="1095.62" calcext:value-type="float">
            <text:p>1095.62</text:p>
          </table:table-cell>
          <table:table-cell table:formula="of:=VLOOKUP([.A21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1.04.2024</text:p>
          </table:table-cell>
          <table:table-cell office:value-type="string" calcext:value-type="string">
            <text:p>01.07.2025</text:p>
          </table:table-cell>
          <table:table-cell table:formula="of:=VLOOKUP([.A22]; [Geraete.$A$2:.$C$100]; 2; 0)" office:value-type="string" office:string-value="Monitor" calcext:value-type="string">
            <text:p>Monitor</text:p>
          </table:table-cell>
          <table:table-cell table:formula="of:=VLOOKUP([.B22]; [Mitarbeiter.$A$2:.$C$100]; 2; 0)" office:value-type="string" office:string-value="Klemens Löffler" calcext:value-type="string">
            <text:p>Klemens Löffler</text:p>
          </table:table-cell>
          <table:table-cell table:formula="of:=VLOOKUP([.A22]; [Geraete.$A$2:.$F$100]; 5; 0)" office:value-type="float" office:value="501.64" calcext:value-type="float">
            <text:p>501.64</text:p>
          </table:table-cell>
          <table:table-cell table:formula="of:=VLOOKUP([.A22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4.12.2024</text:p>
          </table:table-cell>
          <table:table-cell office:value-type="string" calcext:value-type="string">
            <text:p>16.03.2025</text:p>
          </table:table-cell>
          <table:table-cell table:formula="of:=VLOOKUP([.A23]; [Geraete.$A$2:.$C$100]; 2; 0)" office:value-type="string" office:string-value="Beamer" calcext:value-type="string">
            <text:p>Beamer</text:p>
          </table:table-cell>
          <table:table-cell table:formula="of:=VLOOKUP([.B23]; [Mitarbeiter.$A$2:.$C$100]; 2; 0)" office:value-type="string" office:string-value="Eric Patberg B.Sc." calcext:value-type="string">
            <text:p>Eric Patberg B.Sc.</text:p>
          </table:table-cell>
          <table:table-cell table:formula="of:=VLOOKUP([.A23]; [Geraete.$A$2:.$F$100]; 5; 0)" office:value-type="float" office:value="1246.58" calcext:value-type="float">
            <text:p>1246.58</text:p>
          </table:table-cell>
          <table:table-cell table:formula="of:=VLOOKUP([.A23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15.05.2025</text:p>
          </table:table-cell>
          <table:table-cell office:value-type="string" calcext:value-type="string">
            <text:p>05.09.2025</text:p>
          </table:table-cell>
          <table:table-cell table:formula="of:=VLOOKUP([.A24]; [Geraete.$A$2:.$C$100]; 2; 0)" office:value-type="string" office:string-value="Beamer" calcext:value-type="string">
            <text:p>Beamer</text:p>
          </table:table-cell>
          <table:table-cell table:formula="of:=VLOOKUP([.B24]; [Mitarbeiter.$A$2:.$C$100]; 2; 0)" office:value-type="string" office:string-value="Ariane Klemt-Kaul" calcext:value-type="string">
            <text:p>Ariane Klemt-Kaul</text:p>
          </table:table-cell>
          <table:table-cell table:formula="of:=VLOOKUP([.A24]; [Geraete.$A$2:.$F$100]; 5; 0)" office:value-type="float" office:value="1629.76" calcext:value-type="float">
            <text:p>1629.76</text:p>
          </table:table-cell>
          <table:table-cell table:formula="of:=VLOOKUP([.A24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9.09.2024</text:p>
          </table:table-cell>
          <table:table-cell office:value-type="string" calcext:value-type="string">
            <text:p>16.07.2025</text:p>
          </table:table-cell>
          <table:table-cell table:formula="of:=VLOOKUP([.A25]; [Geraete.$A$2:.$C$100]; 2; 0)" office:value-type="string" office:string-value="Laptop" calcext:value-type="string">
            <text:p>Laptop</text:p>
          </table:table-cell>
          <table:table-cell table:formula="of:=VLOOKUP([.B25]; [Mitarbeiter.$A$2:.$C$100]; 2; 0)" office:value-type="string" office:string-value="Aleksandr Weinhage" calcext:value-type="string">
            <text:p>Aleksandr Weinhage</text:p>
          </table:table-cell>
          <table:table-cell table:formula="of:=VLOOKUP([.A25]; [Geraete.$A$2:.$F$100]; 5; 0)" office:value-type="float" office:value="869.09" calcext:value-type="float">
            <text:p>869.09</text:p>
          </table:table-cell>
          <table:table-cell table:formula="of:=VLOOKUP([.A25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.07.2024</text:p>
          </table:table-cell>
          <table:table-cell office:value-type="string" calcext:value-type="string">
            <text:p>06.01.2025</text:p>
          </table:table-cell>
          <table:table-cell table:formula="of:=VLOOKUP([.A26]; [Geraete.$A$2:.$C$100]; 2; 0)" office:value-type="string" office:string-value="Tablet" calcext:value-type="string">
            <text:p>Tablet</text:p>
          </table:table-cell>
          <table:table-cell table:formula="of:=VLOOKUP([.B26]; [Mitarbeiter.$A$2:.$C$100]; 2; 0)" office:value-type="string" office:string-value="Eleni Hauffer" calcext:value-type="string">
            <text:p>Eleni Hauffer</text:p>
          </table:table-cell>
          <table:table-cell table:formula="of:=VLOOKUP([.A26]; [Geraete.$A$2:.$F$100]; 5; 0)" office:value-type="float" office:value="1591.98" calcext:value-type="float">
            <text:p>1591.98</text:p>
          </table:table-cell>
          <table:table-cell table:formula="of:=VLOOKUP([.A26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8.01.2024</text:p>
          </table:table-cell>
          <table:table-cell office:value-type="string" calcext:value-type="string">
            <text:p>26.02.2025</text:p>
          </table:table-cell>
          <table:table-cell table:formula="of:=VLOOKUP([.A27]; [Geraete.$A$2:.$C$100]; 2; 0)" office:value-type="string" office:string-value="Drucker" calcext:value-type="string">
            <text:p>Drucker</text:p>
          </table:table-cell>
          <table:table-cell table:formula="of:=VLOOKUP([.B27]; [Mitarbeiter.$A$2:.$C$100]; 2; 0)" office:value-type="string" office:string-value="Univ.Prof. Heimo Karge" calcext:value-type="string">
            <text:p>Univ.Prof. Heimo Karge</text:p>
          </table:table-cell>
          <table:table-cell table:formula="of:=VLOOKUP([.A27]; [Geraete.$A$2:.$F$100]; 5; 0)" office:value-type="float" office:value="1898.65" calcext:value-type="float">
            <text:p>1898.65</text:p>
          </table:table-cell>
          <table:table-cell table:formula="of:=VLOOKUP([.A27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2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0.10.2024</text:p>
          </table:table-cell>
          <table:table-cell office:value-type="string" calcext:value-type="string">
            <text:p>04.12.2024</text:p>
          </table:table-cell>
          <table:table-cell table:formula="of:=VLOOKUP([.A28]; [Geraete.$A$2:.$C$100]; 2; 0)" office:value-type="string" office:string-value="Beamer" calcext:value-type="string">
            <text:p>Beamer</text:p>
          </table:table-cell>
          <table:table-cell table:formula="of:=VLOOKUP([.B28]; [Mitarbeiter.$A$2:.$C$100]; 2; 0)" office:value-type="string" office:string-value="Paul Dobes-Stiffel" calcext:value-type="string">
            <text:p>Paul Dobes-Stiffel</text:p>
          </table:table-cell>
          <table:table-cell table:formula="of:=VLOOKUP([.A28]; [Geraete.$A$2:.$F$100]; 5; 0)" office:value-type="float" office:value="1246.58" calcext:value-type="float">
            <text:p>1246.58</text:p>
          </table:table-cell>
          <table:table-cell table:formula="of:=VLOOKUP([.A28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2.05.2025</text:p>
          </table:table-cell>
          <table:table-cell office:value-type="string" calcext:value-type="string">
            <text:p>31.05.2025</text:p>
          </table:table-cell>
          <table:table-cell table:formula="of:=VLOOKUP([.A29]; [Geraete.$A$2:.$C$100]; 2; 0)" office:value-type="string" office:string-value="Drucker" calcext:value-type="string">
            <text:p>Drucker</text:p>
          </table:table-cell>
          <table:table-cell table:formula="of:=VLOOKUP([.B29]; [Mitarbeiter.$A$2:.$C$100]; 2; 0)" office:value-type="string" office:string-value="Eleni Hauffer" calcext:value-type="string">
            <text:p>Eleni Hauffer</text:p>
          </table:table-cell>
          <table:table-cell table:formula="of:=VLOOKUP([.A29]; [Geraete.$A$2:.$F$100]; 5; 0)" office:value-type="float" office:value="1501.06" calcext:value-type="float">
            <text:p>1501.06</text:p>
          </table:table-cell>
          <table:table-cell table:formula="of:=VLOOKUP([.A29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/>
          <table:table-cell table:formula="of:=VLOOKUP([.A30]; [Geraete.$A$2:.$C$100]; 2; 0)" office:value-type="string" office:string-value="Laptop" calcext:value-type="string">
            <text:p>Laptop</text:p>
          </table:table-cell>
          <table:table-cell table:formula="of:=VLOOKUP([.B30]; [Mitarbeiter.$A$2:.$C$100]; 2; 0)" office:value-type="string" office:string-value="Aleksandr Weinhage" calcext:value-type="string">
            <text:p>Aleksandr Weinhage</text:p>
          </table:table-cell>
          <table:table-cell table:formula="of:=VLOOKUP([.A30]; [Geraete.$A$2:.$F$100]; 5; 0)" office:value-type="float" office:value="869.09" calcext:value-type="float">
            <text:p>869.09</text:p>
          </table:table-cell>
          <table:table-cell table:formula="of:=VLOOKUP([.A30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6.01.2024</text:p>
          </table:table-cell>
          <table:table-cell/>
          <table:table-cell table:formula="of:=VLOOKUP([.A31]; [Geraete.$A$2:.$C$100]; 2; 0)" office:value-type="string" office:string-value="Beamer" calcext:value-type="string">
            <text:p>Beamer</text:p>
          </table:table-cell>
          <table:table-cell table:formula="of:=VLOOKUP([.B31]; [Mitarbeiter.$A$2:.$C$100]; 2; 0)" office:value-type="string" office:string-value="Aleksandr Weinhage" calcext:value-type="string">
            <text:p>Aleksandr Weinhage</text:p>
          </table:table-cell>
          <table:table-cell table:formula="of:=VLOOKUP([.A31]; [Geraete.$A$2:.$F$100]; 5; 0)" office:value-type="float" office:value="644.54" calcext:value-type="float">
            <text:p>644.54</text:p>
          </table:table-cell>
          <table:table-cell table:formula="of:=VLOOKUP([.A31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8.02.2024</text:p>
          </table:table-cell>
          <table:table-cell office:value-type="string" calcext:value-type="string">
            <text:p>09.06.2025</text:p>
          </table:table-cell>
          <table:table-cell table:formula="of:=VLOOKUP([.A32]; [Geraete.$A$2:.$C$100]; 2; 0)" office:value-type="string" office:string-value="Drucker" calcext:value-type="string">
            <text:p>Drucker</text:p>
          </table:table-cell>
          <table:table-cell table:formula="of:=VLOOKUP([.B32]; [Mitarbeiter.$A$2:.$C$100]; 2; 0)" office:value-type="string" office:string-value="Paul Dobes-Stiffel" calcext:value-type="string">
            <text:p>Paul Dobes-Stiffel</text:p>
          </table:table-cell>
          <table:table-cell table:formula="of:=VLOOKUP([.A32]; [Geraete.$A$2:.$F$100]; 5; 0)" office:value-type="float" office:value="1501.06" calcext:value-type="float">
            <text:p>1501.06</text:p>
          </table:table-cell>
          <table:table-cell table:formula="of:=VLOOKUP([.A32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4.02.2024</text:p>
          </table:table-cell>
          <table:table-cell/>
          <table:table-cell table:formula="of:=VLOOKUP([.A33]; [Geraete.$A$2:.$C$100]; 2; 0)" office:value-type="string" office:string-value="Laptop" calcext:value-type="string">
            <text:p>Laptop</text:p>
          </table:table-cell>
          <table:table-cell table:formula="of:=VLOOKUP([.B33]; [Mitarbeiter.$A$2:.$C$100]; 2; 0)" office:value-type="string" office:string-value="Klemens Löffler" calcext:value-type="string">
            <text:p>Klemens Löffler</text:p>
          </table:table-cell>
          <table:table-cell table:formula="of:=VLOOKUP([.A33]; [Geraete.$A$2:.$F$100]; 5; 0)" office:value-type="float" office:value="1095.62" calcext:value-type="float">
            <text:p>1095.62</text:p>
          </table:table-cell>
          <table:table-cell table:formula="of:=VLOOKUP([.A33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9.06.2025</text:p>
          </table:table-cell>
          <table:table-cell office:value-type="string" calcext:value-type="string">
            <text:p>08.09.2025</text:p>
          </table:table-cell>
          <table:table-cell table:formula="of:=VLOOKUP([.A34]; [Geraete.$A$2:.$C$100]; 2; 0)" office:value-type="string" office:string-value="Laptop" calcext:value-type="string">
            <text:p>Laptop</text:p>
          </table:table-cell>
          <table:table-cell table:formula="of:=VLOOKUP([.B34]; [Mitarbeiter.$A$2:.$C$100]; 2; 0)" office:value-type="string" office:string-value="Paul Dobes-Stiffel" calcext:value-type="string">
            <text:p>Paul Dobes-Stiffel</text:p>
          </table:table-cell>
          <table:table-cell table:formula="of:=VLOOKUP([.A34]; [Geraete.$A$2:.$F$100]; 5; 0)" office:value-type="float" office:value="1007.88" calcext:value-type="float">
            <text:p>1007.88</text:p>
          </table:table-cell>
          <table:table-cell table:formula="of:=VLOOKUP([.A34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2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18.01.2025</text:p>
          </table:table-cell>
          <table:table-cell/>
          <table:table-cell table:formula="of:=VLOOKUP([.A35]; [Geraete.$A$2:.$C$100]; 2; 0)" office:value-type="string" office:string-value="Beamer" calcext:value-type="string">
            <text:p>Beamer</text:p>
          </table:table-cell>
          <table:table-cell table:formula="of:=VLOOKUP([.B35]; [Mitarbeiter.$A$2:.$C$100]; 2; 0)" office:value-type="string" office:string-value="Alexandre Davids" calcext:value-type="string">
            <text:p>Alexandre Davids</text:p>
          </table:table-cell>
          <table:table-cell table:formula="of:=VLOOKUP([.A35]; [Geraete.$A$2:.$F$100]; 5; 0)" office:value-type="float" office:value="545.46" calcext:value-type="float">
            <text:p>545.46</text:p>
          </table:table-cell>
          <table:table-cell table:formula="of:=VLOOKUP([.A35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1.12.2023</text:p>
          </table:table-cell>
          <table:table-cell office:value-type="string" calcext:value-type="string">
            <text:p>24.09.2024</text:p>
          </table:table-cell>
          <table:table-cell table:formula="of:=VLOOKUP([.A36]; [Geraete.$A$2:.$C$100]; 2; 0)" office:value-type="string" office:string-value="Beamer" calcext:value-type="string">
            <text:p>Beamer</text:p>
          </table:table-cell>
          <table:table-cell table:formula="of:=VLOOKUP([.B36]; [Mitarbeiter.$A$2:.$C$100]; 2; 0)" office:value-type="string" office:string-value="Alexandre Davids" calcext:value-type="string">
            <text:p>Alexandre Davids</text:p>
          </table:table-cell>
          <table:table-cell table:formula="of:=VLOOKUP([.A36]; [Geraete.$A$2:.$F$100]; 5; 0)" office:value-type="float" office:value="1629.76" calcext:value-type="float">
            <text:p>1629.76</text:p>
          </table:table-cell>
          <table:table-cell table:formula="of:=VLOOKUP([.A36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4.08.2024</text:p>
          </table:table-cell>
          <table:table-cell office:value-type="string" calcext:value-type="string">
            <text:p>02.08.2025</text:p>
          </table:table-cell>
          <table:table-cell table:formula="of:=VLOOKUP([.A37]; [Geraete.$A$2:.$C$100]; 2; 0)" office:value-type="string" office:string-value="Laptop" calcext:value-type="string">
            <text:p>Laptop</text:p>
          </table:table-cell>
          <table:table-cell table:formula="of:=VLOOKUP([.B37]; [Mitarbeiter.$A$2:.$C$100]; 2; 0)" office:value-type="string" office:string-value="Paul Dobes-Stiffel" calcext:value-type="string">
            <text:p>Paul Dobes-Stiffel</text:p>
          </table:table-cell>
          <table:table-cell table:formula="of:=VLOOKUP([.A37]; [Geraete.$A$2:.$F$100]; 5; 0)" office:value-type="float" office:value="1801.36" calcext:value-type="float">
            <text:p>1801.36</text:p>
          </table:table-cell>
          <table:table-cell table:formula="of:=VLOOKUP([.A37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1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26.11.2024</text:p>
          </table:table-cell>
          <table:table-cell office:value-type="string" calcext:value-type="string">
            <text:p>03.03.2025</text:p>
          </table:table-cell>
          <table:table-cell table:formula="of:=VLOOKUP([.A38]; [Geraete.$A$2:.$C$100]; 2; 0)" office:value-type="string" office:string-value="Laptop" calcext:value-type="string">
            <text:p>Laptop</text:p>
          </table:table-cell>
          <table:table-cell table:formula="of:=VLOOKUP([.B38]; [Mitarbeiter.$A$2:.$C$100]; 2; 0)" office:value-type="string" office:string-value="Aleksandr Weinhage" calcext:value-type="string">
            <text:p>Aleksandr Weinhage</text:p>
          </table:table-cell>
          <table:table-cell table:formula="of:=VLOOKUP([.A38]; [Geraete.$A$2:.$F$100]; 5; 0)" office:value-type="float" office:value="1415.97" calcext:value-type="float">
            <text:p>1415.97</text:p>
          </table:table-cell>
          <table:table-cell table:formula="of:=VLOOKUP([.A38]; [Geraete.$A$2:.$F$100]; 6; 0)" office:value-type="string" office:string-value="Hamburg" calcext:value-type="string">
            <text:p>Hamburg</text:p>
          </table:table-cell>
        </table:table-row>
        <table:table-row table:style-name="ro1">
          <table:table-cell office:value-type="string" calcext:value-type="string">
            <text:p>G003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5.12.2024</text:p>
          </table:table-cell>
          <table:table-cell/>
          <table:table-cell table:formula="of:=VLOOKUP([.A39]; [Geraete.$A$2:.$C$100]; 2; 0)" office:value-type="string" office:string-value="Beamer" calcext:value-type="string">
            <text:p>Beamer</text:p>
          </table:table-cell>
          <table:table-cell table:formula="of:=VLOOKUP([.B39]; [Mitarbeiter.$A$2:.$C$100]; 2; 0)" office:value-type="string" office:string-value="Aleksandr Weinhage" calcext:value-type="string">
            <text:p>Aleksandr Weinhage</text:p>
          </table:table-cell>
          <table:table-cell table:formula="of:=VLOOKUP([.A39]; [Geraete.$A$2:.$F$100]; 5; 0)" office:value-type="float" office:value="644.54" calcext:value-type="float">
            <text:p>644.54</text:p>
          </table:table-cell>
          <table:table-cell table:formula="of:=VLOOKUP([.A39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1.08.2025</text:p>
          </table:table-cell>
          <table:table-cell office:value-type="string" calcext:value-type="string">
            <text:p>12.08.2025</text:p>
          </table:table-cell>
          <table:table-cell table:formula="of:=VLOOKUP([.A40]; [Geraete.$A$2:.$C$100]; 2; 0)" office:value-type="string" office:string-value="Laptop" calcext:value-type="string">
            <text:p>Laptop</text:p>
          </table:table-cell>
          <table:table-cell table:formula="of:=VLOOKUP([.B40]; [Mitarbeiter.$A$2:.$C$100]; 2; 0)" office:value-type="string" office:string-value="Aleksandr Weinhage" calcext:value-type="string">
            <text:p>Aleksandr Weinhage</text:p>
          </table:table-cell>
          <table:table-cell table:formula="of:=VLOOKUP([.A40]; [Geraete.$A$2:.$F$100]; 5; 0)" office:value-type="float" office:value="1007.88" calcext:value-type="float">
            <text:p>1007.88</text:p>
          </table:table-cell>
          <table:table-cell table:formula="of:=VLOOKUP([.A40]; [Geraete.$A$2:.$F$100]; 6; 0)" office:value-type="string" office:string-value="München" calcext:value-type="string">
            <text:p>München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24.03.2025</text:p>
          </table:table-cell>
          <table:table-cell office:value-type="string" calcext:value-type="string">
            <text:p>07.05.2025</text:p>
          </table:table-cell>
          <table:table-cell table:formula="of:=VLOOKUP([.A41]; [Geraete.$A$2:.$C$100]; 2; 0)" office:value-type="string" office:string-value="Beamer" calcext:value-type="string">
            <text:p>Beamer</text:p>
          </table:table-cell>
          <table:table-cell table:formula="of:=VLOOKUP([.B41]; [Mitarbeiter.$A$2:.$C$100]; 2; 0)" office:value-type="string" office:string-value="Univ.Prof. Heimo Karge" calcext:value-type="string">
            <text:p>Univ.Prof. Heimo Karge</text:p>
          </table:table-cell>
          <table:table-cell table:formula="of:=VLOOKUP([.A41]; [Geraete.$A$2:.$F$100]; 5; 0)" office:value-type="float" office:value="1212.29" calcext:value-type="float">
            <text:p>1212.29</text:p>
          </table:table-cell>
          <table:table-cell table:formula="of:=VLOOKUP([.A41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3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5.03.2025</text:p>
          </table:table-cell>
          <table:table-cell/>
          <table:table-cell table:formula="of:=VLOOKUP([.A42]; [Geraete.$A$2:.$C$100]; 2; 0)" office:value-type="string" office:string-value="Beamer" calcext:value-type="string">
            <text:p>Beamer</text:p>
          </table:table-cell>
          <table:table-cell table:formula="of:=VLOOKUP([.B42]; [Mitarbeiter.$A$2:.$C$100]; 2; 0)" office:value-type="string" office:string-value="Eleni Hauffer" calcext:value-type="string">
            <text:p>Eleni Hauffer</text:p>
          </table:table-cell>
          <table:table-cell table:formula="of:=VLOOKUP([.A42]; [Geraete.$A$2:.$F$100]; 5; 0)" office:value-type="float" office:value="1212.29" calcext:value-type="float">
            <text:p>1212.29</text:p>
          </table:table-cell>
          <table:table-cell table:formula="of:=VLOOKUP([.A42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0.08.2025</text:p>
          </table:table-cell>
          <table:table-cell office:value-type="string" calcext:value-type="string">
            <text:p>25.09.2025</text:p>
          </table:table-cell>
          <table:table-cell table:formula="of:=VLOOKUP([.A43]; [Geraete.$A$2:.$C$100]; 2; 0)" office:value-type="string" office:string-value="Drucker" calcext:value-type="string">
            <text:p>Drucker</text:p>
          </table:table-cell>
          <table:table-cell table:formula="of:=VLOOKUP([.B43]; [Mitarbeiter.$A$2:.$C$100]; 2; 0)" office:value-type="string" office:string-value="Carolin Hande" calcext:value-type="string">
            <text:p>Carolin Hande</text:p>
          </table:table-cell>
          <table:table-cell table:formula="of:=VLOOKUP([.A43]; [Geraete.$A$2:.$F$100]; 5; 0)" office:value-type="float" office:value="823.23" calcext:value-type="float">
            <text:p>823.23</text:p>
          </table:table-cell>
          <table:table-cell table:formula="of:=VLOOKUP([.A43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18.05.2025</text:p>
          </table:table-cell>
          <table:table-cell office:value-type="string" calcext:value-type="string">
            <text:p>08.07.2025</text:p>
          </table:table-cell>
          <table:table-cell table:formula="of:=VLOOKUP([.A44]; [Geraete.$A$2:.$C$100]; 2; 0)" office:value-type="string" office:string-value="Drucker" calcext:value-type="string">
            <text:p>Drucker</text:p>
          </table:table-cell>
          <table:table-cell table:formula="of:=VLOOKUP([.B44]; [Mitarbeiter.$A$2:.$C$100]; 2; 0)" office:value-type="string" office:string-value="Orhan Siering MBA." calcext:value-type="string">
            <text:p>Orhan Siering MBA.</text:p>
          </table:table-cell>
          <table:table-cell table:formula="of:=VLOOKUP([.A44]; [Geraete.$A$2:.$F$100]; 5; 0)" office:value-type="float" office:value="1501.06" calcext:value-type="float">
            <text:p>1501.06</text:p>
          </table:table-cell>
          <table:table-cell table:formula="of:=VLOOKUP([.A44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1.05.2025</text:p>
          </table:table-cell>
          <table:table-cell office:value-type="string" calcext:value-type="string">
            <text:p>02.10.2025</text:p>
          </table:table-cell>
          <table:table-cell table:formula="of:=VLOOKUP([.A45]; [Geraete.$A$2:.$C$100]; 2; 0)" office:value-type="string" office:string-value="Drucker" calcext:value-type="string">
            <text:p>Drucker</text:p>
          </table:table-cell>
          <table:table-cell table:formula="of:=VLOOKUP([.B45]; [Mitarbeiter.$A$2:.$C$100]; 2; 0)" office:value-type="string" office:string-value="Carolin Hande" calcext:value-type="string">
            <text:p>Carolin Hande</text:p>
          </table:table-cell>
          <table:table-cell table:formula="of:=VLOOKUP([.A45]; [Geraete.$A$2:.$F$100]; 5; 0)" office:value-type="float" office:value="1501.06" calcext:value-type="float">
            <text:p>1501.06</text:p>
          </table:table-cell>
          <table:table-cell table:formula="of:=VLOOKUP([.A45]; [Geraete.$A$2:.$F$100]; 6; 0)" office:value-type="string" office:string-value="Berlin" calcext:value-type="string">
            <text:p>Berlin</text:p>
          </table:table-cell>
        </table:table-row>
        <table:table-row table:style-name="ro1">
          <table:table-cell office:value-type="string" calcext:value-type="string">
            <text:p>G000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3.07.2024</text:p>
          </table:table-cell>
          <table:table-cell/>
          <table:table-cell table:formula="of:=VLOOKUP([.A46]; [Geraete.$A$2:.$C$100]; 2; 0)" office:value-type="string" office:string-value="Smartphone" calcext:value-type="string">
            <text:p>Smartphone</text:p>
          </table:table-cell>
          <table:table-cell table:formula="of:=VLOOKUP([.B46]; [Mitarbeiter.$A$2:.$C$100]; 2; 0)" office:value-type="string" office:string-value="Orhan Siering MBA." calcext:value-type="string">
            <text:p>Orhan Siering MBA.</text:p>
          </table:table-cell>
          <table:table-cell table:formula="of:=VLOOKUP([.A46]; [Geraete.$A$2:.$F$100]; 5; 0)" office:value-type="float" office:value="1257.96" calcext:value-type="float">
            <text:p>1257.96</text:p>
          </table:table-cell>
          <table:table-cell table:formula="of:=VLOOKUP([.A46]; [Geraete.$A$2:.$F$100]; 6; 0)" office:value-type="string" office:string-value="München" calcext:value-type="string">
            <text:p>München</text:p>
          </table:table-cell>
        </table:table-row>
      </table:table>
      <table:table table:name="Pivot Chart Ausleih anzahl" table:style-name="ta1">
        <table:shapes>
          <draw:frame draw:z-index="0" draw:style-name="gr1" draw:text-style-name="P1" svg:width="6.298in" svg:height="3.5449in" svg:x="1.4961in" svg:y="2.4366in">
            <draw:object draw:notify-on-update-of-ranges="'Pivot Chart Ausleih anzahl'.A1:'Pivot Chart Ausleih anzahl'.A2 'Pivot Chart Ausleih anzahl'.A3:'Pivot Chart Ausleih anzahl'.A9 'Pivot Chart Ausleih anzahl'.B1:'Pivot Chart Ausleih anzahl'.B2 'Pivot Chart Ausleih anzahl'.B3:'Pivot Chart Ausleih anzahl'.B9 'Pivot Chart Ausleih anzahl'.C1:'Pivot Chart Ausleih anzahl'.C2 'Pivot Chart Ausleih anzahl'.C3:'Pivot Chart Ausleih anzahl'.C9 'Pivot Chart Ausleih anzahl'.D1:'Pivot Chart Ausleih anzahl'.D2 'Pivot Chart Ausleih anzahl'.D3:'Pivot Chart Ausleih anzahl'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8.4016in" svg:y="0.8677in">
            <draw:object draw:notify-on-update-of-ranges="'Pivot Chart Ausleih anzahl'.A1:'Pivot Chart Ausleih anzahl'.A2 'Pivot Chart Ausleih anzahl'.A3:'Pivot Chart Ausleih anzahl'.A9 'Pivot Chart Ausleih anzahl'.B1:'Pivot Chart Ausleih anzahl'.B2 'Pivot Chart Ausleih anzahl'.B3:'Pivot Chart Ausleih anzahl'.B9 'Pivot Chart Ausleih anzahl'.C1:'Pivot Chart Ausleih anzahl'.C2 'Pivot Chart Ausleih anzahl'.C3:'Pivot Chart Ausleih anzahl'.C9 'Pivot Chart Ausleih anzahl'.D1:'Pivot Chart Ausleih anzahl'.D2 'Pivot Chart Ausleih anzahl'.D3:'Pivot Chart Ausleih anzahl'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4"/>
        <table:table-column table:style-name="co5" table:default-cell-style-name="ce9"/>
        <table:table-column table:style-name="co5" table:default-cell-style-name="ce16"/>
        <table:table-column table:style-name="co5" table:default-cell-style-name="ce20"/>
        <table:table-column table:style-name="co5" table:default-cell-style-name="ce26"/>
        <table:table-row table:style-name="ro1">
          <table:table-cell table:style-name="ce1" office:value-type="string" calcext:value-type="string">
            <text:p>Count - Gerätenummer</text:p>
          </table:table-cell>
          <table:table-cell table:style-name="ce6" office:value-type="string" calcext:value-type="string">
            <text:p>Standort</text:p>
          </table:table-cell>
          <table:table-cell table:style-name="ce13" table:number-columns-repeated="2"/>
          <table:table-cell table:style-name="ce23"/>
        </table:table-row>
        <table:table-row table:style-name="ro1">
          <table:table-cell table:style-name="ce2" office:value-type="string" calcext:value-type="string">
            <text:p>Gerätename</text:p>
          </table:table-cell>
          <table:table-cell table:style-name="ce7" office:value-type="string" calcext:value-type="string">
            <text:p>Berlin</text:p>
          </table:table-cell>
          <table:table-cell table:style-name="ce14" office:value-type="string" calcext:value-type="string">
            <text:p>Hamburg</text:p>
          </table:table-cell>
          <table:table-cell table:style-name="ce14" office:value-type="string" calcext:value-type="string">
            <text:p>München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Beamer</text:p>
          </table:table-cell>
          <table:table-cell table:style-name="ce8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ruck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table:style-name="ce10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rtphone</text:p>
          </table:table-cell>
          <table:table-cell table:style-name="ce10"/>
          <table:table-cell table:style-name="Pivot_20_Table_20_Value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blet</text:p>
          </table:table-cell>
          <table:table-cell table:style-name="ce11"/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8" calcext:value-type="float">
            <text:p>18</text:p>
          </table:table-cell>
          <table:table-cell table:style-name="ce18" office:value-type="float" office:value="11" calcext:value-type="float">
            <text:p>11</text:p>
          </table:table-cell>
          <table:table-cell table:style-name="ce22" office:value-type="float" office:value="16" calcext:value-type="float">
            <text:p>16</text:p>
          </table:table-cell>
          <table:table-cell table:style-name="ce28" office:value-type="float" office:value="45" calcext:value-type="float">
            <text:p>45</text:p>
          </table:table-cell>
        </table:table-row>
      </table:table>
      <table:table table:name="Pivot ausleihen Laptop" table:style-name="ta1">
        <table:table-column table:style-name="co5" table:default-cell-style-name="ce4"/>
        <table:table-column table:style-name="co5" table:default-cell-style-name="ce33"/>
        <table:table-row table:style-name="ro1">
          <table:table-cell table:style-name="Pivot_20_Table_20_Field" office:value-type="string" calcext:value-type="string">
            <text:p>Gerätename</text:p>
          </table:table-cell>
          <table:table-cell table:style-name="ce30" office:value-type="string" calcext:value-type="string">
            <text:p>Laptop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9" office:value-type="string" calcext:value-type="string">
            <text:p>Ausgabe am</text:p>
          </table:table-cell>
          <table:table-cell table:style-name="ce31" office:value-type="string" calcext:value-type="string">
            <text:p>Count - Gerätenummer</text:p>
          </table:table-cell>
        </table:table-row>
        <table:table-row table:style-name="ro1">
          <table:table-cell table:style-name="ce3" office:value-type="string" calcext:value-type="string">
            <text:p>04.08.2024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.09.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.08.2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.07.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.02.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.06.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.11.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.01.2024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28" office:value-type="float" office:value="10" calcext:value-type="float">
            <text:p>10</text:p>
          </table:table-cell>
        </table:table-row>
      </table:table>
      <table:table table:name="Pivot Table_Gesamt_1" table:style-name="ta1">
        <table:table-column table:style-name="co5" table:default-cell-style-name="Pivot_20_Table_20_Field"/>
        <table:table-column table:style-name="co5" table:default-cell-style-name="ce30"/>
        <table:table-row table:style-name="ro1">
          <table:table-cell office:value-type="string" calcext:value-type="string">
            <text:p>Rückgabe am</text:p>
          </table:table-cell>
          <table:table-cell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5" office:value-type="string" calcext:value-type="string">
            <text:p>Sum - Gerätewert</text:p>
          </table:table-cell>
          <table:table-cell table:style-name="ce23"/>
        </table:table-row>
        <table:table-row table:style-name="ro1">
          <table:table-cell table:style-name="ce36" office:value-type="float" office:value="52582.21" calcext:value-type="float">
            <text:p>52582.21</text:p>
          </table:table-cell>
          <table:table-cell table:style-name="ce37"/>
        </table:table-row>
      </table:table>
      <table:named-expressions/>
      <table:data-pilot-tables>
        <table:data-pilot-table table:name="DataPilot1" table:application-data="" table:target-range-address="'Pivot Table_Gesamt_1'.A1:'Pivot Table_Gesamt_1'.B4" table:buttons="'Pivot Table_Gesamt_1'.A1" table:show-filter-button="false" table:drill-down-on-double-click="false">
          <table:source-cell-range table:cell-range-address="Gesamt.A1:Gesamt.G46"/>
          <table:data-pilot-field table:source-field-name="Rückgabe am" table:orientation="page" table:used-hierarchy="0" table:function="auto" loext:ignore-selected-page="true" table:selected-page="01.07.2025">
            <table:data-pilot-level table:show-empty="false" calcext:repeat-item-labels="false">
              <table:data-pilot-members>
                <table:data-pilot-member table:name="01.07.2025" table:display="true" table:show-details="true"/>
                <table:data-pilot-member table:name="02.08.2025" table:display="true" table:show-details="true"/>
                <table:data-pilot-member table:name="02.10.2025" table:display="true" table:show-details="true"/>
                <table:data-pilot-member table:name="03.03.2025" table:display="true" table:show-details="true"/>
                <table:data-pilot-member table:name="04.10.2025" table:display="true" table:show-details="true"/>
                <table:data-pilot-member table:name="04.12.2024" table:display="true" table:show-details="true"/>
                <table:data-pilot-member table:name="05.09.2025" table:display="true" table:show-details="true"/>
                <table:data-pilot-member table:name="05.10.2025" table:display="true" table:show-details="true"/>
                <table:data-pilot-member table:name="06.01.2025" table:display="true" table:show-details="true"/>
                <table:data-pilot-member table:name="07.05.2025" table:display="true" table:show-details="true"/>
                <table:data-pilot-member table:name="08.07.2025" table:display="true" table:show-details="true"/>
                <table:data-pilot-member table:name="08.09.2025" table:display="true" table:show-details="true"/>
                <table:data-pilot-member table:name="09.06.2025" table:display="true" table:show-details="true"/>
                <table:data-pilot-member table:name="10.06.2025" table:display="true" table:show-details="true"/>
                <table:data-pilot-member table:name="12.08.2025" table:display="true" table:show-details="true"/>
                <table:data-pilot-member table:name="15.07.2025" table:display="true" table:show-details="true"/>
                <table:data-pilot-member table:name="16.03.2025" table:display="true" table:show-details="true"/>
                <table:data-pilot-member table:name="16.07.2025" table:display="true" table:show-details="true"/>
                <table:data-pilot-member table:name="17.08.2025" table:display="true" table:show-details="true"/>
                <table:data-pilot-member table:name="22.09.2025" table:display="true" table:show-details="true"/>
                <table:data-pilot-member table:name="24.09.2024" table:display="true" table:show-details="true"/>
                <table:data-pilot-member table:name="25.09.2025" table:display="true" table:show-details="true"/>
                <table:data-pilot-member table:name="26.02.2025" table:display="true" table:show-details="true"/>
                <table:data-pilot-member table:name="27.06.2024" table:display="true" table:show-details="true"/>
                <table:data-pilot-member table:name="27.11.2024" table:display="true" table:show-details="true"/>
                <table:data-pilot-member table:name="29.08.2025" table:display="true" table:show-details="true"/>
                <table:data-pilot-member table:name="30.07.2025" table:display="true" table:show-details="true"/>
                <table:data-pilot-member table:name="30.09.2025" table:display="true" table:show-details="true"/>
                <table:data-pilot-member table:name="31.05.20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rätewert" table:orientation="data" table:used-hierarchy="0" table:function="sum">
            <table:data-pilot-level table:show-empty="false" calcext:repeat-item-labels="false">
              <table:data-pilot-members>
                <table:data-pilot-member table:name="501.64" table:display="true" table:show-details="true"/>
                <table:data-pilot-member table:name="545.46" table:display="true" table:show-details="true"/>
                <table:data-pilot-member table:name="644.54" table:display="true" table:show-details="true"/>
                <table:data-pilot-member table:name="661.44" table:display="true" table:show-details="true"/>
                <table:data-pilot-member table:name="750.91" table:display="true" table:show-details="true"/>
                <table:data-pilot-member table:name="823.23" table:display="true" table:show-details="true"/>
                <table:data-pilot-member table:name="869.09" table:display="true" table:show-details="true"/>
                <table:data-pilot-member table:name="1007.88" table:display="true" table:show-details="true"/>
                <table:data-pilot-member table:name="1095.62" table:display="true" table:show-details="true"/>
                <table:data-pilot-member table:name="1134.16" table:display="true" table:show-details="true"/>
                <table:data-pilot-member table:name="1212.29" table:display="true" table:show-details="true"/>
                <table:data-pilot-member table:name="1246.58" table:display="true" table:show-details="true"/>
                <table:data-pilot-member table:name="1257.96" table:display="true" table:show-details="true"/>
                <table:data-pilot-member table:name="1415.97" table:display="true" table:show-details="true"/>
                <table:data-pilot-member table:name="1417.1" table:display="true" table:show-details="true"/>
                <table:data-pilot-member table:name="1458.02" table:display="true" table:show-details="true"/>
                <table:data-pilot-member table:name="1501.06" table:display="true" table:show-details="true"/>
                <table:data-pilot-member table:name="1553.15" table:display="true" table:show-details="true"/>
                <table:data-pilot-member table:name="1591.98" table:display="true" table:show-details="true"/>
                <table:data-pilot-member table:name="1629.76" table:display="true" table:show-details="true"/>
                <table:data-pilot-member table:name="1688.07" table:display="true" table:show-details="true"/>
                <table:data-pilot-member table:name="1801.36" table:display="true" table:show-details="true"/>
                <table:data-pilot-member table:name="1898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ausleihen Laptop'.A1:'Pivot ausleihen Laptop'.B13" table:buttons="'Pivot ausleihen Laptop'.A1 'Pivot ausleihen Laptop'.A3" table:show-filter-button="false" table:drill-down-on-double-click="false">
          <table:source-cell-range table:cell-range-address="Gesamt.A1:Gesamt.G46"/>
          <table:data-pilot-field table:source-field-name="Gerätename" table:orientation="page" table:used-hierarchy="0" table:function="auto" loext:ignore-selected-page="true" table:selected-page="Laptop">
            <table:data-pilot-level table:show-empty="false" calcext:repeat-item-labels="false">
              <table:data-pilot-members>
                <table:data-pilot-member table:name="Beamer" table:display="false" table:show-details="true"/>
                <table:data-pilot-member table:name="Drucker" table:display="false" table:show-details="true"/>
                <table:data-pilot-member table:name="Laptop" table:display="true" table:show-details="true"/>
                <table:data-pilot-member table:name="Monitor" table:display="false" table:show-details="true"/>
                <table:data-pilot-member table:name="Smartphone" table:display="false" table:show-details="true"/>
                <table:data-pilot-member table:name="Table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usgabe am" table:orientation="row" table:used-hierarchy="0" table:function="auto">
            <table:data-pilot-level table:show-empty="false" calcext:repeat-item-labels="false">
              <table:data-pilot-members>
                <table:data-pilot-member table:name="01.12.2023" table:display="true" table:show-details="true"/>
                <table:data-pilot-member table:name="03.07.2024" table:display="true" table:show-details="true"/>
                <table:data-pilot-member table:name="03.10.2024" table:display="true" table:show-details="true"/>
                <table:data-pilot-member table:name="03.11.2024" table:display="true" table:show-details="true"/>
                <table:data-pilot-member table:name="04.08.2024" table:display="true" table:show-details="true"/>
                <table:data-pilot-member table:name="04.12.2024" table:display="true" table:show-details="true"/>
                <table:data-pilot-member table:name="05.05.2024" table:display="true" table:show-details="true"/>
                <table:data-pilot-member table:name="06.01.2024" table:display="true" table:show-details="true"/>
                <table:data-pilot-member table:name="07.04.2024" table:display="true" table:show-details="true"/>
                <table:data-pilot-member table:name="07.05.2024" table:display="true" table:show-details="true"/>
                <table:data-pilot-member table:name="08.02.2024" table:display="true" table:show-details="true"/>
                <table:data-pilot-member table:name="09.05.2024" table:display="true" table:show-details="true"/>
                <table:data-pilot-member table:name="09.09.2024" table:display="true" table:show-details="true"/>
                <table:data-pilot-member table:name="11.08.2025" table:display="true" table:show-details="true"/>
                <table:data-pilot-member table:name="12.07.2025" table:display="true" table:show-details="true"/>
                <table:data-pilot-member table:name="14.02.2024" table:display="true" table:show-details="true"/>
                <table:data-pilot-member table:name="15.05.2025" table:display="true" table:show-details="true"/>
                <table:data-pilot-member table:name="15.08.2024" table:display="true" table:show-details="true"/>
                <table:data-pilot-member table:name="15.12.2024" table:display="true" table:show-details="true"/>
                <table:data-pilot-member table:name="18.01.2025" table:display="true" table:show-details="true"/>
                <table:data-pilot-member table:name="18.05.2025" table:display="true" table:show-details="true"/>
                <table:data-pilot-member table:name="19.06.2025" table:display="true" table:show-details="true"/>
                <table:data-pilot-member table:name="19.08.2024" table:display="true" table:show-details="true"/>
                <table:data-pilot-member table:name="20.07.2024" table:display="true" table:show-details="true"/>
                <table:data-pilot-member table:name="21.04.2024" table:display="true" table:show-details="true"/>
                <table:data-pilot-member table:name="21.09.2025" table:display="true" table:show-details="true"/>
                <table:data-pilot-member table:name="22.05.2025" table:display="true" table:show-details="true"/>
                <table:data-pilot-member table:name="23.08.2025" table:display="true" table:show-details="true"/>
                <table:data-pilot-member table:name="24.03.2024" table:display="true" table:show-details="true"/>
                <table:data-pilot-member table:name="24.03.2025" table:display="true" table:show-details="true"/>
                <table:data-pilot-member table:name="25.03.2025" table:display="true" table:show-details="true"/>
                <table:data-pilot-member table:name="26.03.2024" table:display="true" table:show-details="true"/>
                <table:data-pilot-member table:name="26.11.2024" table:display="true" table:show-details="true"/>
                <table:data-pilot-member table:name="27.03.2025" table:display="true" table:show-details="true"/>
                <table:data-pilot-member table:name="28.01.2024" table:display="true" table:show-details="true"/>
                <table:data-pilot-member table:name="28.07.2025" table:display="true" table:show-details="true"/>
                <table:data-pilot-member table:name="29.01.2024" table:display="true" table:show-details="true"/>
                <table:data-pilot-member table:name="29.06.2025" table:display="true" table:show-details="true"/>
                <table:data-pilot-member table:name="30.08.2025" table:display="true" table:show-details="true"/>
                <table:data-pilot-member table:name="30.09.2025" table:display="true" table:show-details="true"/>
                <table:data-pilot-member table:name="30.10.2024" table:display="true" table:show-details="true"/>
                <table:data-pilot-member table:name="31.05.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rätenummer" table:orientation="data" table:used-hierarchy="0" table:function="count">
            <table:data-pilot-level table:show-empty="false" calcext:repeat-item-labels="false">
              <table:data-pilot-members>
                <table:data-pilot-member table:name="G0004" table:display="true" table:show-details="true"/>
                <table:data-pilot-member table:name="G0005" table:display="true" table:show-details="true"/>
                <table:data-pilot-member table:name="G0006" table:display="true" table:show-details="true"/>
                <table:data-pilot-member table:name="G0007" table:display="true" table:show-details="true"/>
                <table:data-pilot-member table:name="G0009" table:display="true" table:show-details="true"/>
                <table:data-pilot-member table:name="G0011" table:display="true" table:show-details="true"/>
                <table:data-pilot-member table:name="G0013" table:display="true" table:show-details="true"/>
                <table:data-pilot-member table:name="G0014" table:display="true" table:show-details="true"/>
                <table:data-pilot-member table:name="G0015" table:display="true" table:show-details="true"/>
                <table:data-pilot-member table:name="G0016" table:display="true" table:show-details="true"/>
                <table:data-pilot-member table:name="G0018" table:display="true" table:show-details="true"/>
                <table:data-pilot-member table:name="G0021" table:display="true" table:show-details="true"/>
                <table:data-pilot-member table:name="G0022" table:display="true" table:show-details="true"/>
                <table:data-pilot-member table:name="G0024" table:display="true" table:show-details="true"/>
                <table:data-pilot-member table:name="G0025" table:display="true" table:show-details="true"/>
                <table:data-pilot-member table:name="G0027" table:display="true" table:show-details="true"/>
                <table:data-pilot-member table:name="G0028" table:display="true" table:show-details="true"/>
                <table:data-pilot-member table:name="G0029" table:display="true" table:show-details="true"/>
                <table:data-pilot-member table:name="G0030" table:display="true" table:show-details="true"/>
                <table:data-pilot-member table:name="G0031" table:display="true" table:show-details="true"/>
                <table:data-pilot-member table:name="G0032" table:display="true" table:show-details="true"/>
                <table:data-pilot-member table:name="G0033" table:display="true" table:show-details="true"/>
                <table:data-pilot-member table:name="G00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Chart Ausleih anzahl'.A1:'Pivot Chart Ausleih anzahl'.E9" table:buttons="'Pivot Chart Ausleih anzahl'.A2 'Pivot Chart Ausleih anzahl'.B1" table:show-filter-button="false" table:drill-down-on-double-click="false">
          <table:source-cell-range table:cell-range-address="Gesamt.A1:Gesamt.H46"/>
          <table:data-pilot-field table:source-field-name="Standort" table:orientation="column" table:used-hierarchy="0" table:function="auto">
            <table:data-pilot-level table:show-empty="false" calcext:repeat-item-labels="false">
              <table:data-pilot-members>
                <table:data-pilot-member table:name="Berlin" table:display="true" table:show-details="true"/>
                <table:data-pilot-member table:name="Hamburg" table:display="true" table:show-details="true"/>
                <table:data-pilot-member table:name="Münch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rätename" table:orientation="row" table:used-hierarchy="0" table:function="auto">
            <table:data-pilot-level table:show-empty="false" calcext:repeat-item-labels="false">
              <table:data-pilot-members>
                <table:data-pilot-member table:name="Beamer" table:display="true" table:show-details="true"/>
                <table:data-pilot-member table:name="Drucker" table:display="true" table:show-details="true"/>
                <table:data-pilot-member table:name="Laptop" table:display="true" table:show-details="true"/>
                <table:data-pilot-member table:name="Monitor" table:display="true" table:show-details="true"/>
                <table:data-pilot-member table:name="Smartphone" table:display="true" table:show-details="true"/>
                <table:data-pilot-member table:name="Table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rätenummer" table:orientation="data" table:used-hierarchy="0" table:function="count">
            <table:data-pilot-level table:show-empty="false" calcext:repeat-item-labels="false">
              <table:data-pilot-members>
                <table:data-pilot-member table:name="G0004" table:display="true" table:show-details="true"/>
                <table:data-pilot-member table:name="G0005" table:display="true" table:show-details="true"/>
                <table:data-pilot-member table:name="G0006" table:display="true" table:show-details="true"/>
                <table:data-pilot-member table:name="G0007" table:display="true" table:show-details="true"/>
                <table:data-pilot-member table:name="G0009" table:display="true" table:show-details="true"/>
                <table:data-pilot-member table:name="G0011" table:display="true" table:show-details="true"/>
                <table:data-pilot-member table:name="G0013" table:display="true" table:show-details="true"/>
                <table:data-pilot-member table:name="G0014" table:display="true" table:show-details="true"/>
                <table:data-pilot-member table:name="G0015" table:display="true" table:show-details="true"/>
                <table:data-pilot-member table:name="G0016" table:display="true" table:show-details="true"/>
                <table:data-pilot-member table:name="G0018" table:display="true" table:show-details="true"/>
                <table:data-pilot-member table:name="G0021" table:display="true" table:show-details="true"/>
                <table:data-pilot-member table:name="G0022" table:display="true" table:show-details="true"/>
                <table:data-pilot-member table:name="G0024" table:display="true" table:show-details="true"/>
                <table:data-pilot-member table:name="G0025" table:display="true" table:show-details="true"/>
                <table:data-pilot-member table:name="G0027" table:display="true" table:show-details="true"/>
                <table:data-pilot-member table:name="G0028" table:display="true" table:show-details="true"/>
                <table:data-pilot-member table:name="G0029" table:display="true" table:show-details="true"/>
                <table:data-pilot-member table:name="G0030" table:display="true" table:show-details="true"/>
                <table:data-pilot-member table:name="G0031" table:display="true" table:show-details="true"/>
                <table:data-pilot-member table:name="G0032" table:display="true" table:show-details="true"/>
                <table:data-pilot-member table:name="G0033" table:display="true" table:show-details="true"/>
                <table:data-pilot-member table:name="G00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09:09:54.518785202</meta:creation-date>
    <dc:date>2026-04-18T09:57:59.395261336</dc:date>
    <meta:editing-duration>PT25M29S</meta:editing-duration>
    <meta:editing-cycles>5</meta:editing-cycles>
    <meta:generator>LibreOffice/24.2.7.2$Linux_X86_64 LibreOffice_project/420$Build-2</meta:generator>
    <meta:document-statistic meta:table-count="7" meta:cell-count="85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994cm" svg:y="3.705cm" style:legend-expansion="high" chart:style-name="ch2"/>
        <chart:plot-area chart:style-name="ch3" table:cell-range-address="'Pivot Chart Ausleih anzahl'.A1:'Pivot Chart Ausleih anzahl'.D9" chart:data-source-has-labels="both" svg:x="0.319cm" svg:y="0.18cm" svg:width="12.356cm" svg:height="8.645cm">
          <chart:coordinate-region svg:x="0.94cm" svg:y="0.38cm" svg:width="11.653cm" svg:height="7.798cm"/>
          <chart:axis chart:dimension="x" chart:name="primary-x" chart:style-name="ch4" chartooo:axis-type="auto">
            <chartooo:date-scale/>
            <chart:categories table:cell-range-address="'Pivot Chart Ausleih anzahl'.A3:'Pivot Chart Ausleih anzahl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Chart Ausleih anzahl'.B3:'Pivot Chart Ausleih anzahl'.B9" chart:label-cell-address="'Pivot Chart Ausleih anzahl'.B1:'Pivot Chart Ausleih anzahl'.B2" chart:class="chart:bar">
            <chart:data-point chart:repeated="7"/>
          </chart:series>
          <chart:series chart:style-name="ch8" chart:values-cell-range-address="'Pivot Chart Ausleih anzahl'.C3:'Pivot Chart Ausleih anzahl'.C9" chart:label-cell-address="'Pivot Chart Ausleih anzahl'.C1:'Pivot Chart Ausleih anzahl'.C2" chart:class="chart:bar">
            <chart:data-point chart:repeated="7"/>
          </chart:series>
          <chart:series chart:style-name="ch9" chart:values-cell-range-address="'Pivot Chart Ausleih anzahl'.D3:'Pivot Chart Ausleih anzahl'.D9" chart:label-cell-address="'Pivot Chart Ausleih anzahl'.D1:'Pivot Chart Ausleih anzahl'.D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ort Berlin</text:p>
                <text:list>
                  <text:list-item>
                    <text:p>Standort</text:p>
                  </text:list-item>
                  <text:list-item>
                    <text:p>Berlin</text:p>
                  </text:list-item>
                </text:list>
                <draw:g>
                  <svg:desc>'Pivot Chart Ausleih anzahl'.B1:'Pivot Chart Ausleih anzahl'.B2</svg:desc>
                </draw:g>
              </table:table-cell>
              <table:table-cell office:value-type="string">
                <text:p>Hamburg</text:p>
                <text:list>
                  <text:list-item>
                    <text:p/>
                  </text:list-item>
                  <text:list-item>
                    <text:p>Hamburg</text:p>
                  </text:list-item>
                </text:list>
                <draw:g>
                  <svg:desc>'Pivot Chart Ausleih anzahl'.C1:'Pivot Chart Ausleih anzahl'.C2</svg:desc>
                </draw:g>
              </table:table-cell>
              <table:table-cell office:value-type="string">
                <text:p>München</text:p>
                <text:list>
                  <text:list-item>
                    <text:p/>
                  </text:list-item>
                  <text:list-item>
                    <text:p>München</text:p>
                  </text:list-item>
                </text:list>
                <draw:g>
                  <svg:desc>'Pivot Chart Ausleih anzahl'.D1:'Pivot Chart Ausleih anzahl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amer</text:p>
                <draw:g>
                  <svg:desc>'Pivot Chart Ausleih anzahl'.A3:'Pivot Chart Ausleih anzahl'.A9</svg:desc>
                </draw:g>
              </table:table-cell>
              <table:table-cell office:value-type="float" office:value="7">
                <text:p>7</text:p>
                <draw:g>
                  <svg:desc>'Pivot Chart Ausleih anzahl'.B3:'Pivot Chart Ausleih anzahl'.B9</svg:desc>
                </draw:g>
              </table:table-cell>
              <table:table-cell office:value-type="float" office:value="3">
                <text:p>3</text:p>
                <draw:g>
                  <svg:desc>'Pivot Chart Ausleih anzahl'.C3:'Pivot Chart Ausleih anzahl'.C9</svg:desc>
                </draw:g>
              </table:table-cell>
              <table:table-cell office:value-type="float" office:value="2">
                <text:p>2</text:p>
                <draw:g>
                  <svg:desc>'Pivot Chart Ausleih anzahl'.D3:'Pivot Chart Ausleih anzahl'.D9</svg:desc>
                </draw:g>
              </table:table-cell>
            </table:table-row>
            <table:table-row>
              <table:table-cell office:value-type="string">
                <text:p>Drucker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nito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martpho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legend chart:legend-position="end" svg:x="13.391cm" svg:y="2.71cm" style:legend-expansion="high" chart:style-name="ch2"/>
        <chart:plot-area chart:style-name="ch3" table:cell-range-address="'Pivot Chart Ausleih anzahl'.A1:'Pivot Chart Ausleih anzahl'.D9" chart:data-source-has-labels="both" svg:x="0.35cm" svg:y="0.35cm" svg:width="12.691cm" svg:height="8.306cm">
          <chart:coordinate-region svg:x="2.542cm" svg:y="0.35cm" svg:width="8.306cm" svg:height="8.306cm"/>
          <chart:axis chart:dimension="x" chart:name="primary-x" chart:style-name="ch4" chartooo:axis-type="auto">
            <chartooo:date-scale/>
            <chart:categories table:cell-range-address="'Pivot Chart Ausleih anzahl'.A3:'Pivot Chart Ausleih anzahl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Chart Ausleih anzahl'.B3:'Pivot Chart Ausleih anzahl'.B9" chart:label-cell-address="'Pivot Chart Ausleih anzahl'.B1:'Pivot Chart Ausleih anzahl'.B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'Pivot Chart Ausleih anzahl'.C3:'Pivot Chart Ausleih anzahl'.C9" chart:label-cell-address="'Pivot Chart Ausleih anzahl'.C1:'Pivot Chart Ausleih anzahl'.C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6" chart:values-cell-range-address="'Pivot Chart Ausleih anzahl'.D3:'Pivot Chart Ausleih anzahl'.D9" chart:label-cell-address="'Pivot Chart Ausleih anzahl'.D1:'Pivot Chart Ausleih anzahl'.D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ort Berlin</text:p>
                <text:list>
                  <text:list-item>
                    <text:p>Standort</text:p>
                  </text:list-item>
                  <text:list-item>
                    <text:p>Berlin</text:p>
                  </text:list-item>
                </text:list>
                <draw:g>
                  <svg:desc>'Pivot Chart Ausleih anzahl'.B1:'Pivot Chart Ausleih anzahl'.B2</svg:desc>
                </draw:g>
              </table:table-cell>
              <table:table-cell office:value-type="string">
                <text:p>Hamburg</text:p>
                <text:list>
                  <text:list-item>
                    <text:p/>
                  </text:list-item>
                  <text:list-item>
                    <text:p>Hamburg</text:p>
                  </text:list-item>
                </text:list>
                <draw:g>
                  <svg:desc>'Pivot Chart Ausleih anzahl'.C1:'Pivot Chart Ausleih anzahl'.C2</svg:desc>
                </draw:g>
              </table:table-cell>
              <table:table-cell office:value-type="string">
                <text:p>München</text:p>
                <text:list>
                  <text:list-item>
                    <text:p/>
                  </text:list-item>
                  <text:list-item>
                    <text:p>München</text:p>
                  </text:list-item>
                </text:list>
                <draw:g>
                  <svg:desc>'Pivot Chart Ausleih anzahl'.D1:'Pivot Chart Ausleih anzahl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amer</text:p>
                <draw:g>
                  <svg:desc>'Pivot Chart Ausleih anzahl'.A3:'Pivot Chart Ausleih anzahl'.A9</svg:desc>
                </draw:g>
              </table:table-cell>
              <table:table-cell office:value-type="float" office:value="7">
                <text:p>7</text:p>
                <draw:g>
                  <svg:desc>'Pivot Chart Ausleih anzahl'.B3:'Pivot Chart Ausleih anzahl'.B9</svg:desc>
                </draw:g>
              </table:table-cell>
              <table:table-cell office:value-type="float" office:value="3">
                <text:p>3</text:p>
                <draw:g>
                  <svg:desc>'Pivot Chart Ausleih anzahl'.C3:'Pivot Chart Ausleih anzahl'.C9</svg:desc>
                </draw:g>
              </table:table-cell>
              <table:table-cell office:value-type="float" office:value="2">
                <text:p>2</text:p>
                <draw:g>
                  <svg:desc>'Pivot Chart Ausleih anzahl'.D3:'Pivot Chart Ausleih anzahl'.D9</svg:desc>
                </draw:g>
              </table:table-cell>
            </table:table-row>
            <table:table-row>
              <table:table-cell office:value-type="string">
                <text:p>Drucker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nito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martpho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